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ofPredicate.InstanceofPredicat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ofPredicate.getInstanc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stanceof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Predica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